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02H37M44.740051S" calcext:value-type="time">
            <text:p>902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5H40M04.139S" calcext:value-type="time">
            <text:p>15: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8:07:50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6T15:59:07.467000000</dc:date>
    <meta:editing-duration>P39DT8H2M28S</meta:editing-duration>
    <meta:editing-cycles>1049</meta:editing-cycles>
    <meta:generator>LibreOffice/7.2.6.2$Windows_X86_64 LibreOffice_project/b0ec3a565991f7569a5a7f5d24fed7f52653d754</meta:generator>
    <meta:document-statistic meta:table-count="2" meta:cell-count="1355" meta:object-count="0"/>
  </office:meta>
</office:document-meta>
</file>